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7/2016</text:p>
          </table:table-cell>
          <table:table-cell table:number-columns-repeated="7"/>
          <table:table-cell office:value-type="string" calcext:value-type="string">
            <text:p>suma de 7/2016 y 8/2016</text:p>
          </table:table-cell>
          <table:table-cell table:number-columns-repeated="6"/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string" calcext:value-type="string">
            <text:p>ventana</text:p>
          </table:table-cell>
          <table:table-cell office:value-type="float" office:value="320" calcext:value-type="float">
            <text:p>320</text:p>
          </table:table-cell>
          <table:table-cell office:value-type="float" office:value="1616" calcext:value-type="float">
            <text:p>1616</text:p>
          </table:table-cell>
          <table:table-cell office:value-type="float" office:value="21" calcext:value-type="float">
            <text:p>21</text:p>
          </table:table-cell>
          <table:table-cell office:value-type="float" office:value="339.36" calcext:value-type="float">
            <text:p>339,36</text:p>
          </table:table-cell>
          <table:table-cell office:value-type="float" office:value="1955.36" calcext:value-type="float">
            <text:p>1955,36</text:p>
          </table:table-cell>
          <table:table-cell/>
          <table:table-cell table:formula="of:=+[.B2]" office:value-type="string" office:string-value="ventana" calcext:value-type="string">
            <text:p>ventana</text:p>
          </table:table-cell>
          <table:table-cell table:formula="of:=+[.A2]" office:value-type="float" office:value="5.05" calcext:value-type="float">
            <text:p>5,05</text:p>
          </table:table-cell>
          <table:table-cell table:formula="of:=+[.C2]" office:value-type="float" office:value="320" calcext:value-type="float">
            <text:p>320</text:p>
          </table:table-cell>
          <table:table-cell table:formula="of:=+[.D2]" office:value-type="float" office:value="1616" calcext:value-type="float">
            <text:p>1616</text:p>
          </table:table-cell>
          <table:table-cell table:formula="of:=+[.E2]" office:value-type="float" office:value="21" calcext:value-type="float">
            <text:p>21</text:p>
          </table:table-cell>
          <table:table-cell table:formula="of:=+[.F2]" office:value-type="float" office:value="339.36" calcext:value-type="float">
            <text:p>339,36</text:p>
          </table:table-cell>
          <table:table-cell table:formula="of:=+[.G2]" office:value-type="float" office:value="1955.36" calcext:value-type="float">
            <text:p>1955,36</text:p>
          </table:table-cell>
        </table:table-row>
        <table:table-row table:style-name="ro1">
          <table:table-cell office:value-type="float" office:value="4.33" calcext:value-type="float">
            <text:p>4,33</text:p>
          </table:table-cell>
          <table:table-cell office:value-type="string" calcext:value-type="string">
            <text:p>alforjas</text:p>
          </table:table-cell>
          <table:table-cell office:value-type="float" office:value="52.44" calcext:value-type="float">
            <text:p>52,44</text:p>
          </table:table-cell>
          <table:table-cell office:value-type="float" office:value="227.07" calcext:value-type="float">
            <text:p>227,07</text:p>
          </table:table-cell>
          <table:table-cell office:value-type="float" office:value="21" calcext:value-type="float">
            <text:p>21</text:p>
          </table:table-cell>
          <table:table-cell office:value-type="float" office:value="47.68" calcext:value-type="float">
            <text:p>47,68</text:p>
          </table:table-cell>
          <table:table-cell office:value-type="float" office:value="274.75" calcext:value-type="float">
            <text:p>274,75</text:p>
          </table:table-cell>
          <table:table-cell/>
          <table:table-cell table:formula="of:=+[.B3]" office:value-type="string" office:string-value="alforjas" calcext:value-type="string">
            <text:p>alforjas</text:p>
          </table:table-cell>
          <table:table-cell table:formula="of:=+[.A3]+[.A6]" office:value-type="float" office:value="7" calcext:value-type="float">
            <text:p>7</text:p>
          </table:table-cell>
          <table:table-cell table:formula="of:=+[.C3]" office:value-type="float" office:value="52.44" calcext:value-type="float">
            <text:p>52,44</text:p>
          </table:table-cell>
          <table:table-cell table:formula="of:=+[.D3]+[.D6]" office:value-type="float" office:value="367.08" calcext:value-type="float">
            <text:p>367,08</text:p>
          </table:table-cell>
          <table:table-cell table:formula="of:=+[.E3]" office:value-type="float" office:value="21" calcext:value-type="float">
            <text:p>21</text:p>
          </table:table-cell>
          <table:table-cell table:formula="of:=+[.F3]+[.F6]" office:value-type="float" office:value="77.08" calcext:value-type="float">
            <text:p>77,08</text:p>
          </table:table-cell>
          <table:table-cell table:formula="of:=+[.G3]+[.G6]" office:value-type="float" office:value="444.16" calcext:value-type="float">
            <text:p>444,16</text:p>
          </table:table-cell>
        </table:table-row>
        <table:table-row table:style-name="ro1">
          <table:table-cell table:number-columns-repeated="8"/>
          <table:table-cell table:formula="of:=+[.B7]" office:value-type="string" office:string-value="frente" calcext:value-type="string">
            <text:p>fr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/2016</text:p>
          </table:table-cell>
          <table:table-cell table:number-columns-repeated="14"/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string" calcext:value-type="string">
            <text:p>alforjas</text:p>
          </table:table-cell>
          <table:table-cell office:value-type="float" office:value="52.44" calcext:value-type="float">
            <text:p>52,44</text:p>
          </table:table-cell>
          <table:table-cell office:value-type="float" office:value="140.01" calcext:value-type="float">
            <text:p>140,01</text:p>
          </table:table-cell>
          <table:table-cell office:value-type="float" office:value="21" calcext:value-type="float">
            <text:p>21</text:p>
          </table:table-cell>
          <table:table-cell office:value-type="float" office:value="29.4" calcext:value-type="float">
            <text:p>29,4</text:p>
          </table:table-cell>
          <table:table-cell office:value-type="float" office:value="169.41" calcext:value-type="float">
            <text:p>169,41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rente</text:p>
          </table:table-cell>
          <table:table-cell office:value-type="float" office:value="315.44" calcext:value-type="float">
            <text:p>315,44</text:p>
          </table:table-cell>
          <table:table-cell office:value-type="float" office:value="20819.04" calcext:value-type="float">
            <text:p>20819,04</text:p>
          </table:table-cell>
          <table:table-cell office:value-type="float" office:value="10" calcext:value-type="float">
            <text:p>10</text:p>
          </table:table-cell>
          <table:table-cell office:value-type="float" office:value="2081.9" calcext:value-type="float">
            <text:p>2081,9</text:p>
          </table:table-cell>
          <table:table-cell office:value-type="float" office:value="22900.94" calcext:value-type="float">
            <text:p>22900,94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resupues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/2016</text:p>
          </table:table-cell>
          <table:table-cell table:number-columns-repeated="14"/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string" calcext:value-type="string">
            <text:p>ventana</text:p>
          </table:table-cell>
          <table:table-cell office:value-type="float" office:value="320" calcext:value-type="float">
            <text:p>320</text:p>
          </table:table-cell>
          <table:table-cell office:value-type="float" office:value="2096" calcext:value-type="float">
            <text:p>2096</text:p>
          </table:table-cell>
          <table:table-cell office:value-type="float" office:value="21" calcext:value-type="float">
            <text:p>21</text:p>
          </table:table-cell>
          <table:table-cell office:value-type="float" office:value="440.16" calcext:value-type="float">
            <text:p>440,16</text:p>
          </table:table-cell>
          <table:table-cell office:value-type="float" office:value="2536.16" calcext:value-type="float">
            <text:p>2536,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forjas</text:p>
          </table:table-cell>
          <table:table-cell office:value-type="float" office:value="52.44" calcext:value-type="float">
            <text:p>52,44</text:p>
          </table:table-cell>
          <table:table-cell office:value-type="float" office:value="367.08" calcext:value-type="float">
            <text:p>367,08</text:p>
          </table:table-cell>
          <table:table-cell office:value-type="float" office:value="21" calcext:value-type="float">
            <text:p>21</text:p>
          </table:table-cell>
          <table:table-cell office:value-type="float" office:value="77.09" calcext:value-type="float">
            <text:p>77,09</text:p>
          </table:table-cell>
          <table:table-cell office:value-type="float" office:value="444.17" calcext:value-type="float">
            <text:p>444,17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rente</text:p>
          </table:table-cell>
          <table:table-cell office:value-type="float" office:value="315.44" calcext:value-type="float">
            <text:p>315,44</text:p>
          </table:table-cell>
          <table:table-cell office:value-type="float" office:value="20819.04" calcext:value-type="float">
            <text:p>20819,04</text:p>
          </table:table-cell>
          <table:table-cell office:value-type="float" office:value="10" calcext:value-type="float">
            <text:p>10</text:p>
          </table:table-cell>
          <table:table-cell office:value-type="float" office:value="2081.9" calcext:value-type="float">
            <text:p>2081,9</text:p>
          </table:table-cell>
          <table:table-cell office:value-type="float" office:value="22900.94" calcext:value-type="float">
            <text:p>22900,94</text:p>
          </table:table-cell>
          <table:table-cell table:number-columns-repeated="8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BORRA EL PEDIDO 9 Y HAZLO SIN INCLUIR UNA LINEA ( LA PRIMERA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 EL PROCESO DE GUARDADO, EL CAMPO Pedido=P y no T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320" calcext:value-type="float">
            <text:p>320</text:p>
          </table:table-cell>
          <table:table-cell table:formula="of:=+[.B24]*[.A24]" office:value-type="float" office:value="1136" calcext:value-type="float">
            <text:p>1136</text:p>
          </table:table-cell>
          <table:table-cell office:value-type="float" office:value="21" calcext:value-type="float">
            <text:p>21</text:p>
          </table:table-cell>
          <table:table-cell table:formula="of:=+[.D24]*[.C24]/100" office:value-type="float" office:value="238.56" calcext:value-type="float">
            <text:p>238,56</text:p>
          </table:table-cell>
          <table:table-cell table:formula="of:=+[.E24]+[.C24]" office:value-type="float" office:value="1374.56" calcext:value-type="float">
            <text:p>1374,56</text:p>
          </table:table-cell>
          <table:table-cell table:number-columns-repeated="9"/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55.44" calcext:value-type="float">
            <text:p>255,44</text:p>
          </table:table-cell>
          <table:table-cell table:formula="of:=+[.B25]*[.A25]" office:value-type="float" office:value="1162.252" calcext:value-type="float">
            <text:p>1162,252</text:p>
          </table:table-cell>
          <table:table-cell office:value-type="float" office:value="10" calcext:value-type="float">
            <text:p>10</text:p>
          </table:table-cell>
          <table:table-cell table:formula="of:=+[.D25]*[.C25]/100" office:value-type="float" office:value="116.2252" calcext:value-type="float">
            <text:p>116,2252</text:p>
          </table:table-cell>
          <table:table-cell table:formula="of:=+[.E25]+[.C25]" office:value-type="float" office:value="1278.4772" calcext:value-type="float">
            <text:p>1278,47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5.96" calcext:value-type="float">
            <text:p>365,96</text:p>
          </table:table-cell>
          <table:table-cell office:value-type="float" office:value="21" calcext:value-type="float">
            <text:p>21</text:p>
          </table:table-cell>
          <table:table-cell table:formula="of:=+[.D26]*[.C26]/100" office:value-type="float" office:value="76.8516" calcext:value-type="float">
            <text:p>76,8516</text:p>
          </table:table-cell>
          <table:table-cell table:formula="of:=+[.E26]+[.C26]" office:value-type="float" office:value="442.8116" calcext:value-type="float">
            <text:p>442,811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table:formula="of:=+[.B27]*[.A27]" office:value-type="float" office:value="2750" calcext:value-type="float">
            <text:p>2750</text:p>
          </table:table-cell>
          <table:table-cell office:value-type="float" office:value="4" calcext:value-type="float">
            <text:p>4</text:p>
          </table:table-cell>
          <table:table-cell table:formula="of:=+[.D27]*[.C27]/100" office:value-type="float" office:value="110" calcext:value-type="float">
            <text:p>110</text:p>
          </table:table-cell>
          <table:table-cell table:formula="of:=+[.E27]+[.C27]" office:value-type="float" office:value="2860" calcext:value-type="float">
            <text:p>28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24:.C27])" office:value-type="float" office:value="5414.212" calcext:value-type="float">
            <text:p>5414,212</text:p>
          </table:table-cell>
          <table:table-cell/>
          <table:table-cell table:formula="of:=SUM([.E24:.E27])" office:value-type="float" office:value="541.6368" calcext:value-type="float">
            <text:p>541,6368</text:p>
          </table:table-cell>
          <table:table-cell table:formula="of:=SUM([.F24:.F27])" office:value-type="float" office:value="5955.8488" calcext:value-type="float">
            <text:p>5955,84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+[.E29]*[.C28]/100" office:value-type="float" office:value="812.1318" calcext:value-type="float">
            <text:p>812,1318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+[.F28]-[.F29]" office:value-type="float" office:value="5143.717" calcext:value-type="float">
            <text:p>5143,71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11:21:48.3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2:36:46.486000000</meta:creation-date>
    <dc:date>2016-05-08T11:31:30.887000000</dc:date>
    <meta:editing-duration>PT22M52S</meta:editing-duration>
    <meta:editing-cycles>3</meta:editing-cycles>
    <meta:generator>LibreOffice/5.0.5.2$Windows_x86 LibreOffice_project/55b006a02d247b5f7215fc6ea0fde844b30035b3</meta:generator>
    <meta:document-statistic meta:table-count="1" meta:cell-count="99" meta:object-count="0"/>
  </office:meta>
</office:document-meta>
</file>